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margin-bottom="0in" fo:line-height="100%"/>
      <style:text-properties style:font-name="Calibri" style:font-name-asian="Times New Roman" style:font-name-complex="Times New Roman" fo:font-size="17pt" style:font-size-asian="17pt" style:font-size-complex="17pt" style:language-asian="de" style:country-asian="DE"/>
    </style:style>
    <style:style style:name="P2" style:parent-style-name="Standard" style:family="paragraph">
      <style:paragraph-properties fo:margin-bottom="0in" fo:line-height="100%"/>
      <style:text-properties style:font-name="Calibri" style:font-name-asian="Times New Roman" style:font-name-complex="Times New Roman" fo:color="#808080" fo:font-size="10pt" style:font-size-asian="10pt" style:font-size-complex="10pt" style:language-asian="de" style:country-asian="DE"/>
    </style:style>
    <style:style style:name="P3" style:parent-style-name="Standard" style:family="paragraph">
      <style:paragraph-properties fo:margin-bottom="0in" fo:line-height="100%"/>
      <style:text-properties style:font-name="Calibri" style:font-name-asian="Times New Roman" style:font-name-complex="Times New Roman" fo:color="#808080" fo:font-size="10pt" style:font-size-asian="10pt" style:font-size-complex="10pt" style:language-asian="de" style:country-asian="DE"/>
    </style:style>
    <style:style style:name="P4" style:parent-style-name="Standard" style:list-style-name="LFO1"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5" style:parent-style-name="Standard" style:list-style-name="LFO1"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6" style:parent-style-name="Standard" style:list-style-name="LFO2"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7" style:parent-style-name="Standard" style:list-style-name="LFO2"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8" style:parent-style-name="Standard" style:list-style-name="LFO2"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9" style:parent-style-name="Standard" style:list-style-name="LFO2"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10" style:parent-style-name="Standard"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11" style:parent-style-name="Standard" style:list-style-name="LFO3"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12" style:parent-style-name="Standard" style:list-style-name="LFO3"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13" style:parent-style-name="Standard" style:list-style-name="LFO3"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14" style:parent-style-name="Standard" style:list-style-name="LFO3"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15" style:parent-style-name="Standard" style:list-style-name="LFO4"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16" style:parent-style-name="Standard" style:list-style-name="LFO4"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17" style:parent-style-name="Standard" style:list-style-name="LFO4"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18" style:parent-style-name="Standard" style:list-style-name="LFO4"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fo:language="en" fo:country="US" style:language-asian="de" style:country-asian="DE"/>
    </style:style>
    <style:style style:name="P19" style:parent-style-name="Standard" style:list-style-name="LFO5" style:family="paragraph">
      <style:paragraph-properties style:vertical-align="middle" fo:margin-bottom="0in" fo:line-height="100%" fo:margin-left="0.75in">
        <style:tab-stops>
          <style:tab-stop style:type="left" style:position="0.25in"/>
        </style:tab-stops>
      </style:paragraph-properties>
    </style:style>
    <style:style style:name="T20" style:parent-style-name="Absatz-Standardschriftart" style:family="text">
      <style:text-properties style:font-name="Calibri" style:font-name-asian="Times New Roman" style:font-name-complex="Times New Roman" style:language-asian="de" style:country-asian="DE"/>
    </style:style>
    <style:style style:name="T21" style:parent-style-name="Absatz-Standardschriftart" style:family="text">
      <style:text-properties style:font-name="Calibri" style:font-name-asian="Times New Roman" style:font-name-complex="Times New Roman" fo:font-weight="bold" style:font-weight-asian="bold" style:font-weight-complex="bold" style:language-asian="de" style:country-asian="DE"/>
    </style:style>
    <style:style style:name="T22" style:parent-style-name="Absatz-Standardschriftart" style:family="text">
      <style:text-properties style:font-name="Calibri" style:font-name-asian="Times New Roman" style:font-name-complex="Times New Roman" style:language-asian="de" style:country-asian="DE"/>
    </style:style>
    <style:style style:name="P23" style:parent-style-name="Standard" style:list-style-name="LFO5"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24" style:parent-style-name="Standard" style:list-style-name="LFO5"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25" style:parent-style-name="Standard" style:list-style-name="LFO6"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26" style:parent-style-name="Standard" style:list-style-name="LFO6"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27" style:parent-style-name="Standard" style:list-style-name="LFO6"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28" style:parent-style-name="Standard" style:list-style-name="LFO6"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29" style:parent-style-name="Standard" style:list-style-name="LFO7"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30" style:parent-style-name="Standard" style:list-style-name="LFO7"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31" style:parent-style-name="Standard" style:list-style-name="LFO7" style:family="paragraph">
      <style:paragraph-properties style:vertical-align="middle" fo:margin-bottom="0in" fo:line-height="100%" fo:margin-left="0.375in">
        <style:tab-stops>
          <style:tab-stop style:type="left" style:position="0.125in"/>
        </style:tab-stops>
      </style:paragraph-properties>
      <style:text-properties style:font-name="Calibri" style:font-name-asian="Times New Roman" style:font-name-complex="Times New Roman" style:language-asian="de" style:country-asian="DE"/>
    </style:style>
    <style:style style:name="P32" style:parent-style-name="Standard" style:list-style-name="LFO8" style:family="paragraph">
      <style:paragraph-properties style:vertical-align="middle" fo:margin-bottom="0in" fo:line-height="100%" fo:margin-left="0.75in">
        <style:tab-stops>
          <style:tab-stop style:type="left" style:position="0.25in"/>
        </style:tab-stops>
      </style:paragraph-properties>
      <style:text-properties style:font-name="Calibri" style:font-name-asian="Times New Roman" style:font-name-complex="Times New Roman" style:language-asian="de" style:country-asian="DE"/>
    </style:style>
    <style:style style:name="P33" style:parent-style-name="Standard" style:family="paragraph">
      <style:paragraph-properties fo:margin-bottom="0in" fo:line-height="100%" fo:margin-left="0.375in">
        <style:tab-stops/>
      </style:paragraph-properties>
      <style:text-properties style:font-name="Calibri" style:font-name-asian="Times New Roman" style:font-name-complex="Times New Roman" style:language-asian="de" style:country-asian="DE"/>
    </style:style>
  </office:automatic-styles>
  <office:body>
    <office:text text:use-soft-page-breaks="true">
      <text:p text:style-name="P1">Technische Anforderungen</text:p>
      <text:p text:style-name="P2">Freitag, 11. Januar 2019</text:p>
      <text:p text:style-name="P3">09:31</text:p>
      <text:list text:style-name="LFO1">
        <text:list-item text:start-value="1">
          <text:p text:style-name="P4">Läuft in AWS, damit er nicht per IP gesperrt werden kann.</text:p>
        </text:list-item>
      </text:list>
      <text:list text:style-name="LFO1" text:continue-numbering="true">
        <text:list-item>
          <text:p text:style-name="P5">Verhält sich <text:s/>und unauffällig gegenüber den zu crawlenden Seiten:</text:p>
        </text:list-item>
      </text:list>
      <text:list text:style-name="LFO2" text:continue-numbering="true">
        <text:list-item>
          <text:list>
            <text:list-item>
              <text:p text:style-name="P6">Befolgt robots.txt und nofollow *</text:p>
            </text:list-item>
            <text:list-item>
              <text:p text:style-name="P7">Abruf-Frequenz wird zwischen allen Instanzen von dem Crawler geshared. Jede Instanz sorg dafür, dass gesamte Abruf-Frequenz unter einem definierten Wert bleibt.</text:p>
            </text:list-item>
            <text:list-item>
              <text:p text:style-name="P8">Abrufe werden mit einer zufälligen Zeitverzögerung gemacht</text:p>
            </text:list-item>
            <text:list-item>
              <text:p text:style-name="P9">GETs von den Seiten, die sich nicht geändert haben oder nicht notwendig sind, werden nicht gemacht.</text:p>
            </text:list-item>
          </text:list>
        </text:list-item>
        <text:list-item>
          <text:p text:style-name="P10">GET-Parse-GET-Parse-GET-Parse Problem wird gelöst. Beispiel: um Exposes zu crawlen, muss man zuerst die Liste crawlen, von dort die Objekt-Ids herausparsen, dann pro Objekt-ID jeweils ein GET auf Expose machen. <text:s/>Probleme:</text:p>
        </text:list-item>
      </text:list>
      <text:list text:style-name="LFO3" text:continue-numbering="true">
        <text:list-item>
          <text:list>
            <text:list-item>
              <text:p text:style-name="P11">Wenn man es in einer Methode macht, ist die Business Logik übersichtlich, es wird aber weder paralleliziert noch wird die Gesamtfrequenz der Abrufe kontrolliert.</text:p>
            </text:list-item>
            <text:list-item>
              <text:p text:style-name="P12">Wenn man es in mehreren Methoden macht, ist der gesamte Workflow nur schwer nachzuvollziehen.</text:p>
            </text:list-item>
            <text:list-item>
              <text:p text:style-name="P13">Wenn ein GET auf ein Expose mit Timeout aussteigt, müsste dieser GET wiederholt werden - in einer Methode wäre diese Logik aber sehr unüberschaubar.</text:p>
            </text:list-item>
          </text:list>
        </text:list-item>
        <text:list-item>
          <text:p text:style-name="P14">Ergebnisse von dem Crawling sind, je nach Business Case:</text:p>
        </text:list-item>
      </text:list>
      <text:list text:style-name="LFO4" text:continue-numbering="true">
        <text:list-item>
          <text:list>
            <text:list-item>
              <text:p text:style-name="P15">Dateien in S3</text:p>
            </text:list-item>
            <text:list-item>
              <text:p text:style-name="P16">Optional dazu Strukturierte Daten, die aus den Daten herausgeparsed werden (in RDS / DocumentDB)</text:p>
            </text:list-item>
          </text:list>
        </text:list-item>
        <text:list-item>
          <text:p text:style-name="P17">Der Crawler soll ein Framework von Bausteinen zur Verfügung stellen, die es ermöglichen würden, je nach Business Case schnell eine Crawling-Applikation zu bauen: generische Steuerung von Crawling Jobs, aber projekt-spezifisches Parsing und Business Logik.</text:p>
        </text:list-item>
        <text:list-item>
          <text:p text:style-name="P18">Crawling Job Engine vs. Crawling Job</text:p>
        </text:list-item>
      </text:list>
      <text:list text:style-name="LFO5" text:continue-numbering="true">
        <text:list-item>
          <text:list>
            <text:list-item>
              <text:p text:style-name="P19"><text:span text:style-name="T20">Beispiel von einem Crawling Job: Exposes von Scout crawlen. Bekommt als Parameter etype, esr und geoid. Macht die entsprechende Suche. Crawlt die Liste. Crawlt alle<text:s/></text:span><text:span text:style-name="T21">neuen</text:span><text:span text:style-name="T22"><text:s/>Exposes. Speichert Eckdaten strukturiert ab.</text:span></text:p>
            </text:list-item>
            <text:list-item>
              <text:p text:style-name="P23">Beispiel von einem Crawling Job Engine: steuert, welche etype, esr und geoid <text:s/>überhaupt gecrawled werden müssen, und entscheidet pro geoid auch, wie häufig das gemacht wird. Als Ergebnis legt entsprechende Crawling Jobs an. Legt keine neuen Jobs an für die Kombinationen der Parameter, die beim letzten durchlauf permanent fehlgeschlagen haben.</text:p>
            </text:list-item>
          </text:list>
        </text:list-item>
        <text:list-item>
          <text:p text:style-name="P24">Crawling Steuerung-UI.<text:s/></text:p>
        </text:list-item>
      </text:list>
      <text:list text:style-name="LFO6" text:continue-numbering="true">
        <text:list-item>
          <text:list>
            <text:list-item>
              <text:p text:style-name="P25">Es müssten folgende Metriken überwachbar gemacht werden: Anzahl von erfolgreichen, zurückgestellten und fehlgeschlagenen Jobs (die zurückgestellten Jobs sind welche, die einen temporären Fehler haben und automatisch wiederholt werden</text:p>
            </text:list-item>
            <text:list-item>
              <text:p text:style-name="P26">Man muss sehen, pro etype, esr und geoid, wann das letzte Crawling stattgefunden ist und für wann das nächste Crawling geplant ist.</text:p>
            </text:list-item>
            <text:list-item>
              <text:p text:style-name="P27">Man muss sehen, wie viele AWS Instanzen gerade laufen, wie viele in dem letzten Monat gelaufen sind und was das gekostet hat (ggf. einfach ein Deep-Link auf Amazon Kosten-Explorer)</text:p>
            </text:list-item>
          </text:list>
        </text:list-item>
        <text:list-item>
          <text:p text:style-name="P28">Data Retention</text:p>
        </text:list-item>
      </text:list>
      <text:list text:style-name="LFO7" text:continue-numbering="true">
        <text:list-item>
          <text:list>
            <text:list-item>
              <text:p text:style-name="P29">Ist projektspezifisch. Die Crawling App muss dafür selbst sorgen, Objekte aus S3 <text:s/>und Datenbanken regelmäßig zu löschen</text:p>
            </text:list-item>
          </text:list>
        </text:list-item>
        <text:list-item>
          <text:p text:style-name="P30">Format-Prüfung ****. Der Crawler sollte automatisch erkennen, dass sich das Format einer Resource geändert hat (z.B. eine 404-Seite statt Ergebnisliste). Ziel: 404- oder 500-Seiten müssen anders behandelt werden als Null-Treffer-Listen. Auch im Fall einer neuen Version von der Webseite sollte es erkannt werden (neue DOM-Struktur zum Beispiel).</text:p>
        </text:list-item>
        <text:list-item>
          <text:p text:style-name="P31">PyCharm Entwicklung</text:p>
        </text:list-item>
      </text:list>
      <text:list text:style-name="LFO8" text:continue-numbering="true">
        <text:list-item>
          <text:list>
            <text:list-item>
              <text:p text:style-name="P32">Es muss möglich sein, <text:s/>eine Crawling Applikation in PyCharm zu entwickeln und zu debuggen - dann lokal ohne Amazon? Oder man deployt zu Amazon und debuggt per remote?</text:p>
            </text:list-item>
          </text:list>
        </text:list-item>
      </text:list>
      <text:p text:style-name="P33">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et Hoa Nguyen</meta:initial-creator>
    <dc:creator>Viet Hoa Nguyen</dc:creator>
    <meta:creation-date>2019-01-15T13:05:00Z</meta:creation-date>
    <dc:date>2019-01-15T13:06:00Z</dc:date>
    <meta:template xlink:href="Normal" xlink:type="simple"/>
    <meta:editing-cycles>1</meta:editing-cycles>
    <meta:editing-duration>PT0S</meta:editing-duration>
    <meta:document-statistic meta:page-count="2" meta:paragraph-count="6" meta:word-count="469" meta:character-count="3419" meta:row-count="24" meta:non-whitespace-character-count="2956"/>
  </office:meta>
</office:document-meta>
</file>